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style:style style:name="c13" style:family="text">
      <style:text-properties fo:font-family="Sans"/>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text:s/>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
      <text:p text:style-name="p4"><text:span text:style-name="c0"> </text:span></text:p>
      <text:p text:style-name="p4"/>
      <text:p text:style-name="p4"><text:span text:style-name="c13">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text:span text:style-name="c0"> </text:span></text:p>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Some examples from lit?). <text:s/>For example, 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4"/>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In much the same way, insisting on the adoption of place-meanings that challenge or oppose someone's already established place-meanings, is a common source of conflict among stakeholders (citation ?).</text:span></text:p>
      <text:p text:style-name="p4"/>
      <text:p text:style-name="p4"/>
      <text:p text:style-name="p4"><text:span text:style-name="c0">3.6: Knowledge: Personal, Formal, and in Story Form </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text:span></text:p>
    </office:text>
  </office:body>
</office:document-content>
</file>